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63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float" office:value="100000">
            <text:p>100000</text:p>
          </table:table-cell>
          <table:table-cell office:value-type="float" office:value="77">
            <text:p>77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86.75">
            <text:p>86.75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float" office:value="86.5">
            <text:p>86.5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4">
            <text:p>8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6.5">
            <text:p>76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3">
            <text:p>6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30">05/30/2012</text:date>, <text:time>01:32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ukmani RaviSundaram</meta:initial-creator>
    <meta:creation-date>2012-05-30T01:16:45</meta:creation-date>
    <dc:date>2012-05-30T01:32:23</dc:date>
    <dc:creator>Rukmani RaviSundaram</dc:creator>
    <meta:editing-duration>PT15M45S</meta:editing-duration>
    <meta:editing-cycles>9</meta:editing-cycles>
    <meta:generator>OpenOffice.org/3.3$Unix OpenOffice.org_project/330m20$Build-9567</meta:generator>
    <meta:document-statistic meta:table-count="3" meta:cell-count="12" meta:object-count="0"/>
  </office:meta>
</office:document-meta>
</file>